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99.04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36.86pt"/>
    </style:style>
    <style:style style:name="co14" style:family="table-column">
      <style:table-column-properties fo:break-before="auto" style:column-width="128.35pt"/>
    </style:style>
    <style:style style:name="co15" style:family="table-column">
      <style:table-column-properties fo:break-before="auto" style:column-width="139.15pt"/>
    </style:style>
    <style:style style:name="co16" style:family="table-column">
      <style:table-column-properties fo:break-before="auto" style:column-width="13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4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4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4"/>
    <style:style style:name="ce15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unk Size(MB)</text:p>
          </table:table-cell>
          <table:table-cell office:value-type="string" calcext:value-type="string">
            <text:p>Lambda Ratio(%)</text:p>
          </table:table-cell>
          <table:table-cell office:value-type="string" calcext:value-type="string">
            <text:p># of Lambd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Read Data Time(s)</text:p>
          </table:table-cell>
          <table:table-cell office:value-type="string" calcext:value-type="string">
            <text:p>Write Back Time(s)</text:p>
          </table:table-cell>
          <table:table-cell office:value-type="string" calcext:value-type="string">
            <text:p>Billed Duration(ms)</text:p>
          </table:table-cell>
        </table:table-row>
        <table:table-row table:style-name="ro1">
          <table:table-cell office:value-type="string" calcext:value-type="string">
            <text:p>Tue Sep 13 14:42:21 20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8.8587" calcext:value-type="float">
            <text:p>38.8587</text:p>
          </table:table-cell>
          <table:table-cell office:value-type="float" office:value="1663094541654" calcext:value-type="float">
            <text:p>1663094541654</text:p>
          </table:table-cell>
          <table:table-cell office:value-type="float" office:value="1663094604401" calcext:value-type="float">
            <text:p>1663094604401</text:p>
          </table:table-cell>
          <table:table-cell office:value-type="float" office:value="0.889068145377961" calcext:value-type="float">
            <text:p>0.889068145377961</text:p>
          </table:table-cell>
          <table:table-cell office:value-type="float" office:value="13.9346805086323" calcext:value-type="float">
            <text:p>13.9346805086323</text:p>
          </table:table-cell>
          <table:table-cell office:value-type="float" office:value="14962.9803921569" calcext:value-type="float">
            <text:p>14962.9803921569</text:p>
          </table:table-cell>
        </table:table-row>
        <table:table-row table:style-name="ro1">
          <table:table-cell office:value-type="string" calcext:value-type="string">
            <text:p>Tue Sep 13 14:43:41 202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45.9256" calcext:value-type="float">
            <text:p>45.9256</text:p>
          </table:table-cell>
          <table:table-cell office:value-type="float" office:value="1663094622429" calcext:value-type="float">
            <text:p>1663094622429</text:p>
          </table:table-cell>
          <table:table-cell office:value-type="float" office:value="1663094687963" calcext:value-type="float">
            <text:p>1663094687963</text:p>
          </table:table-cell>
          <table:table-cell office:value-type="float" office:value="0.578103853986154" calcext:value-type="float">
            <text:p>0.578103853986154</text:p>
          </table:table-cell>
          <table:table-cell office:value-type="float" office:value="14.5853940396527" calcext:value-type="float">
            <text:p>14.5853940396527</text:p>
          </table:table-cell>
          <table:table-cell office:value-type="float" office:value="15410.1764705882" calcext:value-type="float">
            <text:p>15410.1764705882</text:p>
          </table:table-cell>
        </table:table-row>
        <table:table-row table:style-name="ro1">
          <table:table-cell office:value-type="string" calcext:value-type="string">
            <text:p>Tue Sep 13 14:45:02 202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39.7907" calcext:value-type="float">
            <text:p>39.7907</text:p>
          </table:table-cell>
          <table:table-cell office:value-type="float" office:value="1663094704043" calcext:value-type="float">
            <text:p>1663094704043</text:p>
          </table:table-cell>
          <table:table-cell office:value-type="float" office:value="1663094770776" calcext:value-type="float">
            <text:p>1663094770776</text:p>
          </table:table-cell>
          <table:table-cell office:value-type="float" office:value="0.365713325201296" calcext:value-type="float">
            <text:p>0.365713325201296</text:p>
          </table:table-cell>
          <table:table-cell office:value-type="float" office:value="14.7869804700216" calcext:value-type="float">
            <text:p>14.7869804700216</text:p>
          </table:table-cell>
          <table:table-cell office:value-type="float" office:value="15240.7352941176" calcext:value-type="float">
            <text:p>15240.7352941176</text:p>
          </table:table-cell>
        </table:table-row>
        <table:table-row table:style-name="ro1">
          <table:table-cell office:value-type="string" calcext:value-type="string">
            <text:p>Tue Sep 13 14:46:36 20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344" calcext:value-type="float">
            <text:p>38.6344</text:p>
          </table:table-cell>
          <table:table-cell office:value-type="float" office:value="1663094797945" calcext:value-type="float">
            <text:p>1663094797945</text:p>
          </table:table-cell>
          <table:table-cell office:value-type="float" office:value="1663094853077" calcext:value-type="float">
            <text:p>1663094853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Sep 13 14:47:40 20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8.5798" calcext:value-type="float">
            <text:p>38.5798</text:p>
          </table:table-cell>
          <table:table-cell office:value-type="float" office:value="1663094860762" calcext:value-type="float">
            <text:p>1663094860762</text:p>
          </table:table-cell>
          <table:table-cell office:value-type="float" office:value="1663094931734" calcext:value-type="float">
            <text:p>1663094931734</text:p>
          </table:table-cell>
          <table:table-cell office:value-type="float" office:value="0.313538869222005" calcext:value-type="float">
            <text:p>0.313538869222005</text:p>
          </table:table-cell>
          <table:table-cell office:value-type="float" office:value="14.3192718963997" calcext:value-type="float">
            <text:p>14.3192718963997</text:p>
          </table:table-cell>
          <table:table-cell office:value-type="float" office:value="14711.0392156863" calcext:value-type="float">
            <text:p>14711.0392156863</text:p>
          </table:table-cell>
        </table:table-row>
        <table:table-row table:style-name="ro1">
          <table:table-cell office:value-type="string" calcext:value-type="string">
            <text:p>Tue Sep 13 14:49:16 20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8.3651" calcext:value-type="float">
            <text:p>38.3651</text:p>
          </table:table-cell>
          <table:table-cell office:value-type="float" office:value="1663094956711" calcext:value-type="float">
            <text:p>1663094956711</text:p>
          </table:table-cell>
          <table:table-cell office:value-type="float" office:value="1663095011556" calcext:value-type="float">
            <text:p>1663095011556</text:p>
          </table:table-cell>
          <table:table-cell office:value-type="float" office:value="0.291916183396881" calcext:value-type="float">
            <text:p>0.291916183396881</text:p>
          </table:table-cell>
          <table:table-cell office:value-type="float" office:value="14.0564819737975" calcext:value-type="float">
            <text:p>14.0564819737975</text:p>
          </table:table-cell>
          <table:table-cell office:value-type="float" office:value="14426.1176470588" calcext:value-type="float">
            <text:p>14426.1176470588</text:p>
          </table:table-cell>
        </table:table-row>
        <table:table-row table:style-name="ro1">
          <table:table-cell office:value-type="string" calcext:value-type="string">
            <text:p>Tue Sep 13 14:50:21 20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38.7188" calcext:value-type="float">
            <text:p>38.7188</text:p>
          </table:table-cell>
          <table:table-cell office:value-type="float" office:value="1663095022128" calcext:value-type="float">
            <text:p>1663095022128</text:p>
          </table:table-cell>
          <table:table-cell office:value-type="float" office:value="1663095077481" calcext:value-type="float">
            <text:p>1663095077481</text:p>
          </table:table-cell>
          <table:table-cell office:value-type="float" office:value="0.121634034439921" calcext:value-type="float">
            <text:p>0.121634034439921</text:p>
          </table:table-cell>
          <table:table-cell office:value-type="float" office:value="15.0387067105621" calcext:value-type="float">
            <text:p>15.0387067105621</text:p>
          </table:table-cell>
          <table:table-cell office:value-type="float" office:value="15817.44921875" calcext:value-type="float">
            <text:p>15817.44921875</text:p>
          </table:table-cell>
        </table:table-row>
        <table:table-row table:style-name="ro1">
          <table:table-cell office:value-type="string" calcext:value-type="string">
            <text:p>Tue Sep 13 14:51:25 202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38.3808" calcext:value-type="float">
            <text:p>38.3808</text:p>
          </table:table-cell>
          <table:table-cell office:value-type="float" office:value="1663095086029" calcext:value-type="float">
            <text:p>1663095086029</text:p>
          </table:table-cell>
          <table:table-cell office:value-type="float" office:value="1663095141291" calcext:value-type="float">
            <text:p>1663095141291</text:p>
          </table:table-cell>
          <table:table-cell office:value-type="float" office:value="0.199891009361915" calcext:value-type="float">
            <text:p>0.199891009361915</text:p>
          </table:table-cell>
          <table:table-cell office:value-type="float" office:value="15.5595174131829" calcext:value-type="float">
            <text:p>15.5595174131829</text:p>
          </table:table-cell>
          <table:table-cell office:value-type="float" office:value="15940.5424836601" calcext:value-type="float">
            <text:p>15940.5424836601</text:p>
          </table:table-cell>
        </table:table-row>
        <table:table-row table:style-name="ro1">
          <table:table-cell office:value-type="string" calcext:value-type="string">
            <text:p>Tue Sep 13 14:52:32 202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38.9163" calcext:value-type="float">
            <text:p>38.9163</text:p>
          </table:table-cell>
          <table:table-cell office:value-type="float" office:value="1663095153536" calcext:value-type="float">
            <text:p>1663095153536</text:p>
          </table:table-cell>
          <table:table-cell office:value-type="float" office:value="1663095208589" calcext:value-type="float">
            <text:p>1663095208589</text:p>
          </table:table-cell>
          <table:table-cell office:value-type="float" office:value="0.297444189296049" calcext:value-type="float">
            <text:p>0.297444189296049</text:p>
          </table:table-cell>
          <table:table-cell office:value-type="float" office:value="15.5701023223353" calcext:value-type="float">
            <text:p>15.5701023223353</text:p>
          </table:table-cell>
          <table:table-cell office:value-type="float" office:value="15946.8039215686" calcext:value-type="float">
            <text:p>15946.8039215686</text:p>
          </table:table-cell>
        </table:table-row>
        <table:table-row table:style-name="ro1">
          <table:table-cell office:value-type="string" calcext:value-type="string">
            <text:p>Tue Sep 13 14:53:36 20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454" calcext:value-type="float">
            <text:p>43.7454</text:p>
          </table:table-cell>
          <table:table-cell office:value-type="float" office:value="1663095217653" calcext:value-type="float">
            <text:p>1663095217653</text:p>
          </table:table-cell>
          <table:table-cell office:value-type="float" office:value="1663095279600" calcext:value-type="float">
            <text:p>166309527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Sep 13 14:54:56 2022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38.6767" calcext:value-type="float">
            <text:p>38.6767</text:p>
          </table:table-cell>
          <table:table-cell office:value-type="float" office:value="1663095296502" calcext:value-type="float">
            <text:p>1663095296502</text:p>
          </table:table-cell>
          <table:table-cell office:value-type="float" office:value="1663095352833" calcext:value-type="float">
            <text:p>1663095352833</text:p>
          </table:table-cell>
          <table:table-cell office:value-type="float" office:value="0.0996947346949109" calcext:value-type="float">
            <text:p>0.099694734694911</text:p>
          </table:table-cell>
          <table:table-cell office:value-type="float" office:value="16.1186994769994" calcext:value-type="float">
            <text:p>16.1186994769994</text:p>
          </table:table-cell>
          <table:table-cell office:value-type="float" office:value="16484.0833333333" calcext:value-type="float">
            <text:p>16484.0833333333</text:p>
          </table:table-cell>
        </table:table-row>
        <table:table-row table:style-name="ro1">
          <table:table-cell office:value-type="string" calcext:value-type="string">
            <text:p>Tue Sep 13 14:56:00 202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38.4594" calcext:value-type="float">
            <text:p>38.4594</text:p>
          </table:table-cell>
          <table:table-cell office:value-type="float" office:value="1663095360702" calcext:value-type="float">
            <text:p>1663095360702</text:p>
          </table:table-cell>
          <table:table-cell office:value-type="float" office:value="1663095450949" calcext:value-type="float">
            <text:p>1663095450949</text:p>
          </table:table-cell>
          <table:table-cell office:value-type="float" office:value="0.211530951892628" calcext:value-type="float">
            <text:p>0.211530951892628</text:p>
          </table:table-cell>
          <table:table-cell office:value-type="float" office:value="15.3015358619441" calcext:value-type="float">
            <text:p>15.3015358619441</text:p>
          </table:table-cell>
          <table:table-cell office:value-type="float" office:value="15677.1307189542" calcext:value-type="float">
            <text:p>15677.1307189542</text:p>
          </table:table-cell>
        </table:table-row>
        <table:table-row table:style-name="ro1">
          <table:table-cell office:value-type="string" calcext:value-type="string">
            <text:p>Tue Sep 13 14:57:54 20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42.3187" calcext:value-type="float">
            <text:p>42.3187</text:p>
          </table:table-cell>
          <table:table-cell office:value-type="float" office:value="1663095477302" calcext:value-type="float">
            <text:p>1663095477302</text:p>
          </table:table-cell>
          <table:table-cell office:value-type="float" office:value="1663095535533" calcext:value-type="float">
            <text:p>1663095535533</text:p>
          </table:table-cell>
          <table:table-cell office:value-type="float" office:value="0.0599535331130027" calcext:value-type="float">
            <text:p>0.059953533113003</text:p>
          </table:table-cell>
          <table:table-cell office:value-type="float" office:value="15.8768952693771" calcext:value-type="float">
            <text:p>15.8768952693771</text:p>
          </table:table-cell>
          <table:table-cell office:value-type="float" office:value="16275.28515625" calcext:value-type="float">
            <text:p>16275.28515625</text:p>
          </table:table-cell>
        </table:table-row>
        <table:table-row table:style-name="ro1">
          <table:table-cell office:value-type="string" calcext:value-type="string">
            <text:p>Tue Sep 13 14:59:13 20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77" calcext:value-type="float">
            <text:p>37.877</text:p>
          </table:table-cell>
          <table:table-cell office:value-type="float" office:value="1663095553569" calcext:value-type="float">
            <text:p>1663095553569</text:p>
          </table:table-cell>
          <table:table-cell office:value-type="float" office:value="1663095610509" calcext:value-type="float">
            <text:p>1663095610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Sep 13 15:00:16 2022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38.1371" calcext:value-type="float">
            <text:p>38.1371</text:p>
          </table:table-cell>
          <table:table-cell office:value-type="float" office:value="1663095616753" calcext:value-type="float">
            <text:p>1663095616753</text:p>
          </table:table-cell>
          <table:table-cell office:value-type="float" office:value="1663095672083" calcext:value-type="float">
            <text:p>1663095672083</text:p>
          </table:table-cell>
          <table:table-cell office:value-type="float" office:value="0.12718557025872" calcext:value-type="float">
            <text:p>0.12718557025872</text:p>
          </table:table-cell>
          <table:table-cell office:value-type="float" office:value="15.5980691512425" calcext:value-type="float">
            <text:p>15.5980691512425</text:p>
          </table:table-cell>
          <table:table-cell office:value-type="float" office:value="16004.9705882353" calcext:value-type="float">
            <text:p>16004.9705882353</text:p>
          </table:table-cell>
        </table:table-row>
        <table:table-row table:style-name="ro1">
          <table:table-cell office:value-type="string" calcext:value-type="string">
            <text:p>Tue Sep 13 15:01:20 20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38.5111" calcext:value-type="float">
            <text:p>38.5111</text:p>
          </table:table-cell>
          <table:table-cell office:value-type="float" office:value="1663095680227" calcext:value-type="float">
            <text:p>1663095680227</text:p>
          </table:table-cell>
          <table:table-cell office:value-type="float" office:value="1663095734801" calcext:value-type="float">
            <text:p>1663095734801</text:p>
          </table:table-cell>
          <table:table-cell office:value-type="float" office:value="0.058203499764204" calcext:value-type="float">
            <text:p>0.058203499764204</text:p>
          </table:table-cell>
          <table:table-cell office:value-type="float" office:value="15.6684254985303" calcext:value-type="float">
            <text:p>15.6684254985303</text:p>
          </table:table-cell>
          <table:table-cell office:value-type="float" office:value="16056.828125" calcext:value-type="float">
            <text:p>16056.828125</text:p>
          </table:table-cell>
        </table:table-row>
        <table:table-row table:style-name="ro1">
          <table:table-cell office:value-type="string" calcext:value-type="string">
            <text:p>Tue Sep 13 15:02:23 2022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37.9318" calcext:value-type="float">
            <text:p>37.9318</text:p>
          </table:table-cell>
          <table:table-cell office:value-type="float" office:value="1663095743345" calcext:value-type="float">
            <text:p>1663095743345</text:p>
          </table:table-cell>
          <table:table-cell office:value-type="float" office:value="1663095797108" calcext:value-type="float">
            <text:p>1663095797108</text:p>
          </table:table-cell>
          <table:table-cell office:value-type="float" office:value="0.11885831636541" calcext:value-type="float">
            <text:p>0.11885831636541</text:p>
          </table:table-cell>
          <table:table-cell office:value-type="float" office:value="15.5949659382595" calcext:value-type="float">
            <text:p>15.5949659382595</text:p>
          </table:table-cell>
          <table:table-cell office:value-type="float" office:value="15970.2941176471" calcext:value-type="float">
            <text:p>15970.2941176471</text:p>
          </table:table-cell>
        </table:table-row>
        <table:table-row table:style-name="ro1">
          <table:table-cell office:value-type="string" calcext:value-type="string">
            <text:p>Tue Sep 13 15:03:26 202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38.0773" calcext:value-type="float">
            <text:p>38.0773</text:p>
          </table:table-cell>
          <table:table-cell office:value-type="float" office:value="1663095806462" calcext:value-type="float">
            <text:p>1663095806462</text:p>
          </table:table-cell>
          <table:table-cell office:value-type="float" office:value="1663095861859" calcext:value-type="float">
            <text:p>1663095861859</text:p>
          </table:table-cell>
          <table:table-cell office:value-type="float" office:value="0.288109442766975" calcext:value-type="float">
            <text:p>0.288109442766975</text:p>
          </table:table-cell>
          <table:table-cell office:value-type="float" office:value="15.1809118168027" calcext:value-type="float">
            <text:p>15.1809118168027</text:p>
          </table:table-cell>
          <table:table-cell office:value-type="float" office:value="15544.6078431373" calcext:value-type="float">
            <text:p>15544.6078431373</text:p>
          </table:table-cell>
        </table:table-row>
      </table:table>
      <table:table table:name="Pivot Table_out_1" table:style-name="ta1">
        <table:table-column table:style-name="co10" table:default-cell-style-name="ce4"/>
        <table:table-column table:style-name="co11" table:default-cell-style-name="ce9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6" table:default-cell-style-name="ce14"/>
        <table:table-column table:style-name="co9" table:default-cell-style-name="ce19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1" table:number-columns-repeated="7"/>
          <table:table-cell table:style-name="ce16"/>
        </table:table-row>
        <table:table-row table:style-name="ro1">
          <table:table-cell table:style-name="ce2" office:value-type="string" calcext:value-type="string">
            <text:p>Lambda Ratio(%)</text:p>
          </table:table-cell>
          <table:table-cell table:style-name="ce7" office:value-type="string" calcext:value-type="string">
            <text:p>Average - Total Time</text:p>
          </table:table-cell>
          <table:table-cell table:style-name="ce12" office:value-type="string" calcext:value-type="string">
            <text:p>StDev - Total Time</text:p>
          </table:table-cell>
          <table:table-cell table:style-name="ce12" office:value-type="string" calcext:value-type="string">
            <text:p>Average - Read Data Time(s)</text:p>
          </table:table-cell>
          <table:table-cell table:style-name="ce12" office:value-type="string" calcext:value-type="string">
            <text:p>StDev - Read Data Time(s)</text:p>
          </table:table-cell>
          <table:table-cell table:style-name="ce12" office:value-type="string" calcext:value-type="string">
            <text:p>Average - Write Back Time(s)</text:p>
          </table:table-cell>
          <table:table-cell table:style-name="ce12" office:value-type="string" calcext:value-type="string">
            <text:p>StDev - Write Back Time(s)</text:p>
          </table:table-cell>
          <table:table-cell table:style-name="ce12" office:value-type="string" calcext:value-type="string">
            <text:p>Average - Billed Duration(ms)</text:p>
          </table:table-cell>
          <table:table-cell table:style-name="ce12" office:value-type="string" calcext:value-type="string">
            <text:p>StDev - Billed Duration(ms)</text:p>
          </table:table-cell>
          <table:table-cell table:style-name="ce17" office:value-type="string" calcext:value-type="string">
            <text:p>Count - Billed Duration(ms)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40.0856" calcext:value-type="float">
            <text:p>40.09</text:p>
          </table:table-cell>
          <table:table-cell table:style-name="ce13" office:value-type="float" office:value="3.1920237655757" calcext:value-type="float">
            <text:p>3.19</text:p>
          </table:table-cell>
          <table:table-cell table:number-columns-repeated="6" table:style-name="ce13" office:value-type="float" office:value="0" calcext:value-type="float">
            <text:p>0.00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6012" calcext:value-type="float">
            <text:p>38.60</text:p>
          </table:table-cell>
          <table:table-cell office:value-type="float" office:value="0.247494868632905" calcext:value-type="float">
            <text:p>0.25</text:p>
          </table:table-cell>
          <table:table-cell office:value-type="float" office:value="0.498174399332282" calcext:value-type="float">
            <text:p>0.50</text:p>
          </table:table-cell>
          <table:table-cell office:value-type="float" office:value="0.338696509664317" calcext:value-type="float">
            <text:p>0.34</text:p>
          </table:table-cell>
          <table:table-cell office:value-type="float" office:value="14.1034781262765" calcext:value-type="float">
            <text:p>14.10</text:p>
          </table:table-cell>
          <table:table-cell office:value-type="float" office:value="0.196555622272975" calcext:value-type="float">
            <text:p>0.20</text:p>
          </table:table-cell>
          <table:table-cell office:value-type="float" office:value="14700.045751634" calcext:value-type="float">
            <text:p>14,700.05</text:p>
          </table:table-cell>
          <table:table-cell office:value-type="float" office:value="268.600156287021" calcext:value-type="float">
            <text:p>268.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.9281" calcext:value-type="float">
            <text:p>38.93</text:p>
          </table:table-cell>
          <table:table-cell office:value-type="float" office:value="0.856760946822504" calcext:value-type="float">
            <text:p>0.86</text:p>
          </table:table-cell>
          <table:table-cell office:value-type="float" office:value="0.317088985754773" calcext:value-type="float">
            <text:p>0.32</text:p>
          </table:table-cell>
          <table:table-cell office:value-type="float" office:value="0.0423677844965789" calcext:value-type="float">
            <text:p>0.04</text:p>
          </table:table-cell>
          <table:table-cell office:value-type="float" office:value="15.1793315363865" calcext:value-type="float">
            <text:p>15.18</text:p>
          </table:table-cell>
          <table:table-cell office:value-type="float" office:value="0.391563317814004" calcext:value-type="float">
            <text:p>0.39</text:p>
          </table:table-cell>
          <table:table-cell office:value-type="float" office:value="15577.3823529412" calcext:value-type="float">
            <text:p>15,577.38</text:p>
          </table:table-cell>
          <table:table-cell office:value-type="float" office:value="354.17347873241" calcext:value-type="float">
            <text:p>354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9219333333333" calcext:value-type="float">
            <text:p>40.92</text:p>
          </table:table-cell>
          <table:table-cell office:value-type="float" office:value="4.33348065339327" calcext:value-type="float">
            <text:p>4.33</text:p>
          </table:table-cell>
          <table:table-cell office:value-type="float" office:value="0.329841938413566" calcext:value-type="float">
            <text:p>0.33</text:p>
          </table:table-cell>
          <table:table-cell office:value-type="float" office:value="0.215079883086163" calcext:value-type="float">
            <text:p>0.22</text:p>
          </table:table-cell>
          <table:table-cell office:value-type="float" office:value="15.1488157715932" calcext:value-type="float">
            <text:p>15.15</text:p>
          </table:table-cell>
          <table:table-cell office:value-type="float" office:value="0.504699570251549" calcext:value-type="float">
            <text:p>0.50</text:p>
          </table:table-cell>
          <table:table-cell office:value-type="float" office:value="15675.9498910675" calcext:value-type="float">
            <text:p>15,675.95</text:p>
          </table:table-cell>
          <table:table-cell office:value-type="float" office:value="265.184978310051" calcext:value-type="float">
            <text:p>265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.2485333333333" calcext:value-type="float">
            <text:p>38.25</text:p>
          </table:table-cell>
          <table:table-cell office:value-type="float" office:value="0.38474932531895" calcext:value-type="float">
            <text:p>0.38</text:p>
          </table:table-cell>
          <table:table-cell office:value-type="float" office:value="0.115246207106347" calcext:value-type="float">
            <text:p>0.12</text:p>
          </table:table-cell>
          <table:table-cell office:value-type="float" office:value="0.0140968794409845" calcext:value-type="float">
            <text:p>0.01</text:p>
          </table:table-cell>
          <table:table-cell office:value-type="float" office:value="15.7705781888338" calcext:value-type="float">
            <text:p>15.77</text:p>
          </table:table-cell>
          <table:table-cell office:value-type="float" office:value="0.301485871871738" calcext:value-type="float">
            <text:p>0.30</text:p>
          </table:table-cell>
          <table:table-cell office:value-type="float" office:value="16153.1160130719" calcext:value-type="float">
            <text:p>16,153.12</text:p>
          </table:table-cell>
          <table:table-cell office:value-type="float" office:value="287.150029973677" calcext:value-type="float">
            <text:p>287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39.8495333333333" calcext:value-type="float">
            <text:p>39.85</text:p>
          </table:table-cell>
          <table:table-cell table:style-name="ce15" office:value-type="float" office:value="2.14088132397234" calcext:value-type="float">
            <text:p>2.14</text:p>
          </table:table-cell>
          <table:table-cell table:style-name="ce15" office:value-type="float" office:value="0.079930355772376" calcext:value-type="float">
            <text:p>0.08</text:p>
          </table:table-cell>
          <table:table-cell table:style-name="ce15" office:value-type="float" office:value="0.0361270434022061" calcext:value-type="float">
            <text:p>0.04</text:p>
          </table:table-cell>
          <table:table-cell table:style-name="ce15" office:value-type="float" office:value="15.5280091594898" calcext:value-type="float">
            <text:p>15.53</text:p>
          </table:table-cell>
          <table:table-cell table:style-name="ce15" office:value-type="float" office:value="0.436380082306845" calcext:value-type="float">
            <text:p>0.44</text:p>
          </table:table-cell>
          <table:table-cell table:style-name="ce15" office:value-type="float" office:value="16049.8541666667" calcext:value-type="float">
            <text:p>16,049.85</text:p>
          </table:table-cell>
          <table:table-cell table:style-name="ce15" office:value-type="float" office:value="228.997627690185" calcext:value-type="float">
            <text:p>229.00</text:p>
          </table:table-cell>
          <table:table-cell table:style-name="ce20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J8" table:buttons="'Pivot Table_out_1'.A2 'Pivot Table_out_1'.B1" table:grand-total="none" table:show-filter-button="false">
          <table:source-cell-range table:cell-range-address="out.A1:out.J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mbda Ratio(%)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" table:display="true" table:show-details="true"/>
                <table:data-pilot-member table:name="40" table:display="true" table:show-details="true"/>
                <table:data-pilot-member table:name="60" table:display="true" table:show-details="true"/>
                <table:data-pilot-member table:name="8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37.877" table:display="true" table:show-details="true"/>
                <table:data-pilot-member table:name="37.9318" table:display="true" table:show-details="true"/>
                <table:data-pilot-member table:name="38.0773" table:display="true" table:show-details="true"/>
                <table:data-pilot-member table:name="38.1371" table:display="true" table:show-details="true"/>
                <table:data-pilot-member table:name="38.3651" table:display="true" table:show-details="true"/>
                <table:data-pilot-member table:name="38.3808" table:display="true" table:show-details="true"/>
                <table:data-pilot-member table:name="38.4594" table:display="true" table:show-details="true"/>
                <table:data-pilot-member table:name="38.5111" table:display="true" table:show-details="true"/>
                <table:data-pilot-member table:name="38.5798" table:display="true" table:show-details="true"/>
                <table:data-pilot-member table:name="38.6344" table:display="true" table:show-details="true"/>
                <table:data-pilot-member table:name="38.6767" table:display="true" table:show-details="true"/>
                <table:data-pilot-member table:name="38.7188" table:display="true" table:show-details="true"/>
                <table:data-pilot-member table:name="38.8587" table:display="true" table:show-details="true"/>
                <table:data-pilot-member table:name="38.9163" table:display="true" table:show-details="true"/>
                <table:data-pilot-member table:name="39.7907" table:display="true" table:show-details="true"/>
                <table:data-pilot-member table:name="42.3187" table:display="true" table:show-details="true"/>
                <table:data-pilot-member table:name="43.7454" table:display="true" table:show-details="true"/>
                <table:data-pilot-member table:name="45.9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Read Data Time(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58203499764204" table:display="true" table:show-details="true"/>
                <table:data-pilot-member table:name="0.059953533113003" table:display="true" table:show-details="true"/>
                <table:data-pilot-member table:name="0.099694734694911" table:display="true" table:show-details="true"/>
                <table:data-pilot-member table:name="0.11885831636541" table:display="true" table:show-details="true"/>
                <table:data-pilot-member table:name="0.121634034439921" table:display="true" table:show-details="true"/>
                <table:data-pilot-member table:name="0.12718557025872" table:display="true" table:show-details="true"/>
                <table:data-pilot-member table:name="0.199891009361915" table:display="true" table:show-details="true"/>
                <table:data-pilot-member table:name="0.211530951892628" table:display="true" table:show-details="true"/>
                <table:data-pilot-member table:name="0.288109442766975" table:display="true" table:show-details="true"/>
                <table:data-pilot-member table:name="0.291916183396881" table:display="true" table:show-details="true"/>
                <table:data-pilot-member table:name="0.297444189296049" table:display="true" table:show-details="true"/>
                <table:data-pilot-member table:name="0.313538869222005" table:display="true" table:show-details="true"/>
                <table:data-pilot-member table:name="0.365713325201296" table:display="true" table:show-details="true"/>
                <table:data-pilot-member table:name="0.578103853986154" table:display="true" table:show-details="true"/>
                <table:data-pilot-member table:name="0.8890681453779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 Data Time(s)" table:orientation="data" table:used-hierarchy="-1" table:function="stdev">
            <table:data-pilot-level calcext:repeat-item-labels="false"/>
          </table:data-pilot-field>
          <table:data-pilot-field table:source-field-name="Write Back Time(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3.9346805086323" table:display="true" table:show-details="true"/>
                <table:data-pilot-member table:name="14.0564819737975" table:display="true" table:show-details="true"/>
                <table:data-pilot-member table:name="14.3192718963997" table:display="true" table:show-details="true"/>
                <table:data-pilot-member table:name="14.5853940396527" table:display="true" table:show-details="true"/>
                <table:data-pilot-member table:name="14.7869804700216" table:display="true" table:show-details="true"/>
                <table:data-pilot-member table:name="15.0387067105621" table:display="true" table:show-details="true"/>
                <table:data-pilot-member table:name="15.1809118168027" table:display="true" table:show-details="true"/>
                <table:data-pilot-member table:name="15.3015358619441" table:display="true" table:show-details="true"/>
                <table:data-pilot-member table:name="15.5595174131829" table:display="true" table:show-details="true"/>
                <table:data-pilot-member table:name="15.5701023223353" table:display="true" table:show-details="true"/>
                <table:data-pilot-member table:name="15.5949659382595" table:display="true" table:show-details="true"/>
                <table:data-pilot-member table:name="15.5980691512425" table:display="true" table:show-details="true"/>
                <table:data-pilot-member table:name="15.6684254985303" table:display="true" table:show-details="true"/>
                <table:data-pilot-member table:name="15.8768952693771" table:display="true" table:show-details="true"/>
                <table:data-pilot-member table:name="16.11869947699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rite Back Time(s)" table:orientation="data" table:used-hierarchy="-1" table:function="stdev">
            <table:data-pilot-level calcext:repeat-item-labels="false"/>
          </table:data-pilot-field>
          <table:data-pilot-field table:source-field-name="Billed Duration(m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4426.1176470588" table:display="true" table:show-details="true"/>
                <table:data-pilot-member table:name="14711.0392156863" table:display="true" table:show-details="true"/>
                <table:data-pilot-member table:name="14962.9803921569" table:display="true" table:show-details="true"/>
                <table:data-pilot-member table:name="15240.7352941176" table:display="true" table:show-details="true"/>
                <table:data-pilot-member table:name="15410.1764705882" table:display="true" table:show-details="true"/>
                <table:data-pilot-member table:name="15544.6078431373" table:display="true" table:show-details="true"/>
                <table:data-pilot-member table:name="15677.1307189542" table:display="true" table:show-details="true"/>
                <table:data-pilot-member table:name="15817.44921875" table:display="true" table:show-details="true"/>
                <table:data-pilot-member table:name="15940.5424836601" table:display="true" table:show-details="true"/>
                <table:data-pilot-member table:name="15946.8039215686" table:display="true" table:show-details="true"/>
                <table:data-pilot-member table:name="15970.2941176471" table:display="true" table:show-details="true"/>
                <table:data-pilot-member table:name="16004.9705882353" table:display="true" table:show-details="true"/>
                <table:data-pilot-member table:name="16056.828125" table:display="true" table:show-details="true"/>
                <table:data-pilot-member table:name="16275.28515625" table:display="true" table:show-details="true"/>
                <table:data-pilot-member table:name="16484.08333333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-1" table:function="stdev">
            <table:data-pilot-level calcext:repeat-item-labels="false"/>
          </table:data-pilot-field>
          <table:data-pilot-field table:source-field-name="Billed Duration(ms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5T12:56:06.063389277</dc:date>
    <meta:editing-duration>P1DT19H37M50S</meta:editing-duration>
    <meta:editing-cycles>1</meta:editing-cycles>
    <meta:document-statistic meta:table-count="2" meta:cell-count="261" meta:object-count="0"/>
    <meta:generator>LibreOffice/6.0.7.3$Linux_X86_64 LibreOffice_project/00m0$Build-3</meta:generator>
  </office:meta>
</office:document-meta>
</file>